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99bf" officeooo:paragraph-rsid="000199bf"/>
    </style:style>
    <style:style style:name="P2" style:family="paragraph" style:parent-style-name="Standard">
      <style:text-properties fo:font-size="16pt" fo:font-weight="bold" officeooo:rsid="000199bf" officeooo:paragraph-rsid="000199bf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2pt" fo:font-weight="normal" officeooo:rsid="0003d51e" officeooo:paragraph-rsid="0003d51e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495b8" officeooo:paragraph-rsid="000495b8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fo:font-weight="normal" officeooo:rsid="000495b8" officeooo:paragraph-rsid="000495b8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495b8" officeooo:paragraph-rsid="000495b8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text-properties fo:font-size="12pt" fo:font-weight="normal" officeooo:rsid="0003d51e" officeooo:paragraph-rsid="0003d51e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text-properties fo:font-size="12pt" fo:font-weight="normal" officeooo:rsid="00047f47" officeooo:paragraph-rsid="00047f47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text-properties fo:font-size="12pt" fo:font-weight="normal" officeooo:rsid="00045f30" officeooo:paragraph-rsid="00045f3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818e1" officeooo:paragraph-rsid="000818e1" style:font-size-asian="10.5pt" style:font-weight-asian="normal" style:font-size-complex="12pt" style:font-weight-complex="normal"/>
    </style:style>
    <style:style style:name="P11" style:family="paragraph" style:parent-style-name="Standard" style:list-style-name="L4">
      <style:text-properties fo:font-size="12pt" fo:font-weight="normal" officeooo:rsid="000818e1" officeooo:paragraph-rsid="000818e1" style:font-size-asian="10.5pt" style:font-weight-asian="normal" style:font-size-complex="12pt" style:font-weight-complex="normal"/>
    </style:style>
    <style:style style:name="P12" style:family="paragraph" style:parent-style-name="Standard" style:list-style-name="L3">
      <style:text-properties officeooo:rsid="000199bf" officeooo:paragraph-rsid="000199bf"/>
    </style:style>
    <style:style style:name="P13" style:family="paragraph" style:parent-style-name="Standard">
      <style:text-properties officeooo:rsid="000199bf" officeooo:paragraph-rsid="000199bf"/>
    </style:style>
    <style:style style:name="P14" style:family="paragraph" style:parent-style-name="Standard">
      <style:text-properties officeooo:rsid="0006bd66" officeooo:paragraph-rsid="0006bd66"/>
    </style:style>
    <style:style style:name="P15" style:family="paragraph" style:parent-style-name="Standard">
      <style:text-properties fo:font-size="16pt" fo:font-weight="bold" officeooo:rsid="0003d51e" officeooo:paragraph-rsid="0003d51e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fo:font-weight="bold" officeooo:rsid="000495b8" officeooo:paragraph-rsid="000495b8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fo:font-weight="bold" officeooo:rsid="000818e1" officeooo:paragraph-rsid="000818e1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officeooo:rsid="0006bd66" officeooo:paragraph-rsid="0006bd66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6pt" fo:font-weight="normal" officeooo:rsid="000495b8" officeooo:paragraph-rsid="000495b8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3dd3"/>
    </style:style>
    <style:style style:name="T3" style:family="text">
      <style:text-properties officeooo:rsid="0003900a"/>
    </style:style>
    <style:style style:name="T4" style:family="text">
      <style:text-properties officeooo:rsid="00063c16"/>
    </style:style>
    <style:style style:name="T5" style:family="text">
      <style:text-properties officeooo:rsid="0006ca9b"/>
    </style:style>
    <style:style style:name="T6" style:family="text">
      <style:text-properties officeooo:rsid="000a403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Grupos:</text:p>
      <text:list text:style-name="L4">
        <text:list-item>
          <text:p text:style-name="P11">player</text:p>
        </text:list-item>
      </text:list>
      <text:p text:style-name="P10"/>
      <text:p text:style-name="P10"/>
      <text:p text:style-name="P10"/>
      <text:p text:style-name="P17">Player</text:p>
      <text:p text:style-name="P10"/>
      <text:p text:style-name="P10">grupo: player</text:p>
      <text:p text:style-name="P4"/>
      <text:p text:style-name="P4"/>
      <text:p text:style-name="P16">StateMachine</text:p>
      <text:p text:style-name="P19"/>
      <text:p text:style-name="P4">Cabe a state machine: </text:p>
      <text:list text:style-name="L1">
        <text:list-item>
          <text:p text:style-name="P5"><text:span text:style-name="T4">Cabe a state machine </text:span>ter a direção atual, e todos os estados dentro e fora da state machine devem modificar esse valor se quiser modificar a direção.</text:p>
        </text:list-item>
        <text:list-item>
          <text:p text:style-name="P5"><text:span text:style-name="T4">A state machine irá a</text:span>visar a quem está acima quando a direção mudar (com sinais).</text:p>
        </text:list-item>
        <text:list-item>
          <text:p text:style-name="P5">Não cabe a machine state virar nenhum tipo de sprite ou posição, quem deve fazer isso é o pai da machine state quando ouvir o sinal de mudar de direção.</text:p>
        </text:list-item>
        <text:list-item>
          <text:p text:style-name="P5">Cabe aos estados da state machine dar play nas animações, e só.</text:p>
        </text:list-item>
        <text:list-item>
          <text:p text:style-name="P5">Cabe aos estados modificar o velocity e chamar move_and_slide() do pai do objeto.</text:p>
        </text:list-item>
        <text:list-item>
          <text:p text:style-name="P5">Cabe aos estados <text:span text:style-name="T4">pedirem diretamente ao player</text:span> quando forem emitir uma requisição de trauma <text:span text:style-name="T4">na shake camera</text:span> ou para criar instancia<text:span text:style-name="T4">s</text:span>. <text:span text:style-name="T4">Os estados devem chamar as funções no player corretamente.</text:span></text:p>
        </text:list-item>
      </text:list>
      <text:p text:style-name="P3"/>
      <text:p text:style-name="P3"/>
      <text:p text:style-name="P15">Z Index:</text:p>
      <text:p text:style-name="P3"/>
      <text:list text:style-name="L2">
        <text:list-item>
          <text:p text:style-name="P7">Armas do player</text:p>
        </text:list-item>
        <text:list-item>
          <text:p text:style-name="P7">Player</text:p>
        </text:list-item>
        <text:list-item>
          <text:p text:style-name="P7">Armas Inimigos</text:p>
        </text:list-item>
        <text:list-item>
          <text:p text:style-name="P7">Inimigos</text:p>
        </text:list-item>
        <text:list-item>
          <text:p text:style-name="P7">Dash Ghost Effect, Jump Effect</text:p>
        </text:list-item>
        <text:list-item>
          <text:p text:style-name="P7">Efeitos dos inimigos</text:p>
        </text:list-item>
        <text:list-item>
          <text:p text:style-name="P8">Armas e kits médicos que podem ser obtidos pelo player</text:p>
        </text:list-item>
        <text:list-item>
          <text:p text:style-name="P9">Objetos secundários do mapa</text:p>
        </text:list-item>
        <text:list-item>
          <text:p text:style-name="P9">Chão e paredes</text:p>
        </text:list-item>
        <text:list-item>
          <text:p text:style-name="P9">Fundo</text:p>
        </text:list-item>
      </text:list>
      <text:p text:style-name="P3"/>
      <text:p text:style-name="P2"/>
      <text:p text:style-name="P2">Sword</text:p>
      <text:p text:style-name="P1"/>
      <text:p text:style-name="P1"><text:span text:style-name="T1">Comportamento padrão:</text:span> Existe uma lista de animação, e sempre começará tocando a primeira animação. Sempre que é feito um ataque e esse ataque colide com um inimigo, passa para a próxima animação, assim dando mais de uma animação de ataque. Quando a animação de ataque acaba, é contado um tempo de 0.5 segundos para resetar as animações, ou seja, o usuário tem apenas 0.5 segundos para dar um golpe seguido para mostrar as outras animação. Então quando é dado um ataque esse time é parado para que não seja resetado.</text:p>
      <text:p text:style-name="P1"/>
      <text:p text:style-name="P1"/>
      <text:list text:style-name="L3">
        <text:list-item>
          <text:p text:style-name="P12"><text:span text:style-name="T1">attack() -&gt; void:</text:span> <text:span text:style-name="T2">faz o ataque.</text:span></text:p>
        </text:list-item>
        <text:list-item>
          <text:p text:style-name="P12"><text:soft-page-break/><text:span text:style-name="T1">flip_h(condition: bool) -&gt; void:</text:span> <text:span text:style-name="T2">faz um flip do sprite e da hitbox.</text:span></text:p>
        </text:list-item>
        <text:list-item>
          <text:p text:style-name="P12"><text:span text:style-name="T1">cancel_attack() -&gt; void:</text:span> <text:span text:style-name="T3">cancela ataque ( caso esteja atacando), volta animação para idle.</text:span></text:p>
        </text:list-item>
      </text:list>
      <text:p text:style-name="P1"/>
      <text:p text:style-name="P1"/>
      <text:p text:style-name="P18">Skeleton</text:p>
      <text:p text:style-name="P18"/>
      <text:p text:style-name="P14">Lógica por trás do objeto: Ele ficará indo de um lado para o outro, quando encontrar uma limite box ele muda de lado. <text:span text:style-name="T5">Caso ele encontre o player ele correrá mais rápido até chegar ao player, e quando chegar próximo, ele atacará, quando o ataque terminar e o player ainda estiver no alcance, ele atacará novamente, </text:span><text:span text:style-name="T6">caso o player ainda esteja sendo detectado mas esteja fora do alcance de ataque, ele vai correr até se aproximar, e caso não esteja mais dectando o player ele irá voltar a andar normalmente</text:span><text:span text:style-name="T5">. Caso Skeleton seja atacado pelas costas, ele também irá virar para o outro lado e assim indo atrás do player. Caso ele comece a correr atrás do player, e encontre uma limite box antes do player, deverá cancelar e voltara rotina normal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2T10:20:55.617000000</meta:creation-date>
    <dc:date>2023-06-09T11:55:49.106000000</dc:date>
    <meta:editing-duration>PT3H46M49S</meta:editing-duration>
    <meta:editing-cycles>14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30" meta:word-count="447" meta:character-count="2472" meta:non-whitespace-character-count="2074"/>
  </office:meta>
</office:document-meta>
</file>